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>
      <style:table-cell-properties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17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style-name="ce21" table:number-columns-repeated="2"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11" office:value-type="string" calcext:value-type="string">
            <text:p>Pts.</text:p>
          </table:table-cell>
          <table:table-cell table:style-name="ce11" office:value-type="string" calcext:value-type="string">
            <text:p>Eval.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1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4"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L12</text:p>
          </table:table-cell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Q1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1</text:p>
          </table:table-cell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9:17:40.3237687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8T19:27:01.580822418</dc:date>
    <meta:editing-duration>PT5H6M40S</meta:editing-duration>
    <meta:editing-cycles>13</meta:editing-cycles>
    <meta:generator>LibreOffice/6.4.6.2$Linux_X86_64 LibreOffice_project/40$Build-2</meta:generator>
    <meta:document-statistic meta:table-count="1" meta:cell-count="121" meta:object-count="0"/>
  </office:meta>
</office:document-meta>
</file>